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22.24pt"/>
    </style:style>
    <style:style style:name="co2" style:family="table-column">
      <style:table-column-properties fo:break-before="auto" style:column-width="508.34pt"/>
    </style:style>
    <style:style style:name="co3" style:family="table-column">
      <style:table-column-properties fo:break-before="auto" style:column-width="52.81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ELECT">
      <style:table-properties table:display="true" style:writing-mode="lr-tb"/>
    </style:style>
    <style:style style:name="ce1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LEC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Задание</text:p>
          </table:table-cell>
          <table:table-cell table:style-name="ce4" office:value-type="string" calcext:value-type="string">
            <text:p>Запрос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Выведите информацию обо всех продуктах </text:p>
          </table:table-cell>
          <table:table-cell table:style-name="ce5" office:value-type="string" calcext:value-type="string">
            <text:p>select * from products;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Выведите информацию обо всех продуктах, произведенных Apple в категории Phones</text:p>
          </table:table-cell>
          <table:table-cell table:style-name="ce5" office:value-type="string" calcext:value-type="string">
            <text:p>select * from products where category ='Phones' and manufacturer ='Apple';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Выведите названия продуктов и их стоимость, при условии что в названии содержатся буквы sa в любом месте</text:p>
          </table:table-cell>
          <table:table-cell table:style-name="ce5" office:value-type="string" calcext:value-type="string">
            <text:p>select name,price from products where name like '%sa%';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Выведите названия продуктов и их стоимость, при условии того, что цена находится в диапазоне от 100 до 1000 долларов</text:p>
          </table:table-cell>
          <table:table-cell table:style-name="ce5" office:value-type="string" calcext:value-type="string">
            <text:p>select name,price from products where price between 100 and 1000;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Посчитайте сумму всех товаров, произведенных компанией Samsung. Название таблицы в результате запроса должно быть SAMSUNG TOTAL PRICE</text:p>
          </table:table-cell>
          <table:table-cell table:style-name="ce5" office:value-type="string" calcext:value-type="string">
            <text:p>select SUM(Price) AS 'SAMSUNG TOTAL PRICE' from products where manufacturer <text:s/>='Samsung';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Выведите название всех товаров и их стоимость по убыванию</text:p>
          </table:table-cell>
          <table:table-cell table:style-name="ce5" office:value-type="string" calcext:value-type="string">
            <text:p>SELECT name,price FROM products ORDER BY Price DESC;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Выведите названия всех производителей при условии, чтобы они не повторялись</text:p>
          </table:table-cell>
          <table:table-cell table:style-name="ce5" office:value-type="string" calcext:value-type="string">
            <text:p>SELECT DISTINCT manufacturer FROM products;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Выведите названия первых двух категорий продуктов, чтобы они не повторялись</text:p>
          </table:table-cell>
          <table:table-cell table:style-name="ce5" office:value-type="string" calcext:value-type="string">
            <text:p>SELECT DISTINCT category FROM products limit 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Выведите названия продуктов при условии, что они состоят из 12 символов и их названия начинаются с A</text:p>
          </table:table-cell>
          <table:table-cell table:style-name="ce5" office:value-type="string" calcext:value-type="string">
            <text:p>SELECT name FROM products WHERE name like 'A___________'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Посчитайте среднюю цену всех продуктов. Название таблицы в результате запроса должно быть PRODUCTS AVG PRICE</text:p>
          </table:table-cell>
          <table:table-cell table:style-name="ce5" office:value-type="string" calcext:value-type="string">
            <text:p>select AVG(Price) AS 'PRODUCTS AVG PRICE' from products;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Используя оператор IN, выведите названия и описание продуктов, у которых производитель Samsung и Huawei</text:p>
          </table:table-cell>
          <table:table-cell table:style-name="ce5" office:value-type="string" calcext:value-type="string">
            <text:p>SELECT name,description <text:s/>FROM products WHERE manufacturer <text:s/>in ('Samsung','Huawei');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Используя оператор UNION, выведите информацию о названии товаров из таблицы products и номера заказов из таблицы orders</text:p>
          </table:table-cell>
          <table:table-cell table:style-name="ce5" office:value-type="string" calcext:value-type="string">
            <text:p>SELECT name <text:s/>FROM products UNION SELECT order_id AS 'name' FROM orders;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Используя оператор HAVING, посчитайте количество товаров в каждой категории, оставив только те категории, в которых количество товаров больше 15</text:p>
          </table:table-cell>
          <table:table-cell table:style-name="ce6" office:value-type="string" calcext:value-type="string">
            <text:p><text:span text:style-name="T1">SELECT COUNT(category) AS 'category_count' FROM products HAVING category_count&gt;15  </text:span></text:p>
            <text:p><text:span text:style-name="T1"> </text:span><text:span text:style-name="T1"/></text:p>
            <text:p><text:span text:style-name="T2">SELECT category, COUNT(*) AS product_count FROM qa_shop.products GROUP BY category HAVING COUNT(*) &gt; 15;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<text:a xlink:href="https://www.w3schools.com/sql/sql_case.asp" xlink:type="simple">Используя оператор CASE опишите следующую логику:
Выведите компанию, категорию, стоимость и название товара, а также следующий текстовое сообщение:

Если компания Apple, то в консоли должно вывестись "Это продукт компании Apple".

Если компания Samsung, то в консоли должно вывестись "Это продукт компании Samsung".

Если компания Huawei, то в консоли должно вывестись "Это продукт компании  Huawei".

Если компания Xiaomi, то в консоли должно вывестись "Это продукт компании Xiaomi".</text:a></text:p>
          </table:table-cell>
          <table:table-cell table:style-name="ce5" office:value-type="string" calcext:value-type="string">
            <text:p>SELECT manufacturer, category,price,name,</text:p>
            <text:p>CASE </text:p>
            <text:p>WHEN manufacturer ='Apple' THEN 'Это продукт компании Apple'</text:p>
            <text:p>WHEN manufacturer ='Samsung' THEN 'Это продукт компании Samsung'</text:p>
            <text:p>WHEN manufacturer ='Huawei' THEN 'Это продукт компании Huawei'</text:p>
            <text:p>WHEN manufacturer ='Xiaomi' THEN  "Это продукт компании Xiaomi"</text:p>
            <text:p>END AS 'TEXT'</text:p>
            <text:p>from products;</text:p>
          </table:table-cell>
          <table:table-cell table:number-columns-repeated="1022"/>
        </table:table-row>
        <table:table-row table:style-name="ro1" table:number-rows-repeated="985">
          <table:table-cell table:style-name="ce2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LECT" style:display-name="PageStyle_SELEC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0" meta:object-count="0"/>
    <meta:generator>LibreOfficeDev/6.0.5.2$Linux_X86_64 LibreOffice_project/</meta:generator>
  </office:meta>
</office:document-meta>
</file>